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Tahoma2" svg:font-family="Tahoma"/>
    <style:font-face style:name="Arial1" svg:font-family="Arial"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automatic-styles>
    <style:style style:name="Table14" style:family="table">
      <style:table-properties style:width="4.5in" table:align="margins" style:writing-mode="lr-tb"/>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writing-mode="lr-tb"/>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writing-mode="lr-tb"/>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writing-mode="lr-tb"/>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writing-mode="lr-tb"/>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 style:family="table">
      <style:table-properties style:width="4.5in" table:align="margins" style:writing-mode="lr-tb"/>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writing-mode="lr-tb"/>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19" style:family="table">
      <style:table-properties style:width="4.5in" table:align="margins" style:writing-mode="lr-tb"/>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46" style:family="table">
      <style:table-properties style:width="4.5in" table:align="margins" style:writing-mode="lr-tb"/>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writing-mode="lr-tb"/>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writing-mode="lr-tb"/>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writing-mode="lr-tb"/>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2" style:family="table">
      <style:table-properties style:width="4.5in" table:align="margins" style:writing-mode="lr-tb"/>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writing-mode="lr-tb"/>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3" style:family="table">
      <style:table-properties style:width="4.5in" table:align="margins" style:writing-mode="lr-tb"/>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5" style:family="table">
      <style:table-properties style:width="4.5in" table:align="margins" style:writing-mode="lr-tb"/>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Standard">
      <style:text-properties style:font-name="Arial" fo:font-size="10pt" fo:font-weight="normal" style:font-size-asian="10pt" style:font-weight-asian="normal" style:font-size-complex="10pt" style:font-weight-complex="normal"/>
    </style:style>
    <style:style style:name="P3" style:family="paragraph" style:parent-style-name="Standard">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Footer">
      <style:paragraph-properties fo:text-align="center" style:justify-single-word="false"/>
      <style:text-properties style:font-name="Arial" fo:font-size="10pt" style:font-size-asian="10pt" style:font-size-complex="10pt"/>
    </style:style>
    <style:style style:name="P7" style:family="paragraph" style:parent-style-name="Default_7e_LT_7e_Gliederung_20_1">
      <style:paragraph-properties fo:margin-left="0in" fo:margin-right="0in" fo:margin-top="0in" fo:margin-bottom="0in" style:contextual-spacing="false" fo:text-indent="0in" style:auto-text-indent="false"/>
      <style:text-properties style:font-name="Arial" fo:font-size="10pt" style:font-size-asian="10pt" style:font-size-complex="10pt"/>
    </style:style>
    <style:style style:name="P8" style:family="paragraph" style:parent-style-name="Default_7e_LT_7e_Gliederung_20_1">
      <style:paragraph-properties fo:margin-left="0in" fo:margin-right="0in" fo:margin-top="0in" fo:margin-bottom="0in" style:contextual-spacing="false" fo:text-indent="0in" style:auto-text-indent="false"/>
      <style:text-properties style:font-name="Arial" fo:font-size="10pt" fo:font-weight="bold" style:font-size-asian="10pt" style:font-weight-asian="bold" style:font-size-complex="10pt" style:font-weight-complex="bold"/>
    </style:style>
    <style:style style:name="P9" style:family="paragraph" style:parent-style-name="Default_7e_LT_7e_Gliederung_20_1">
      <style:paragraph-properties fo:margin-left="0in" fo:margin-right="0in" fo:margin-top="0in" fo:margin-bottom="0in" style:contextual-spacing="false" fo:text-indent="0in" style:auto-text-indent="false"/>
      <style:text-properties style:font-name="Arial" fo:font-size="10pt" fo:font-weight="normal" style:font-size-asian="10pt" style:font-weight-asian="normal" style:font-size-complex="10pt" style:font-weight-complex="normal"/>
    </style:style>
    <style:style style:name="P10" style:family="paragraph" style:parent-style-name="Default_7e_LT_7e_Gliederung_20_1">
      <style:paragraph-properties fo:margin-left="0in" fo:margin-right="0in" fo:margin-top="0in" fo:margin-bottom="0in" style:contextual-spacing="false" fo:text-indent="0in" style:auto-text-indent="false"/>
      <style:text-properties style:font-name="Arial" fo:font-size="10pt" fo:font-weight="normal" officeooo:rsid="001d1e10" officeooo:paragraph-rsid="001d1e10" style:font-size-asian="10pt" style:font-weight-asian="normal" style:font-size-complex="10pt" style:font-weight-complex="normal"/>
    </style:style>
    <style:style style:name="P1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3"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1765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765e6" officeooo:paragraph-rsid="001765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7" style:family="paragraph" style:parent-style-name="Standard">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8"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9"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0"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21"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01765e6" officeooo:paragraph-rsid="001765e6"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22" style:family="paragraph" style:parent-style-name="Default_7e_LT_7e_Gliederung_20_1">
      <style:paragraph-properties fo:margin-left="0in" fo:margin-right="0in" fo:text-indent="0in" style:auto-text-indent="false"/>
      <style:text-properties style:font-name="Arial" fo:font-size="10pt" style:font-size-asian="10pt" style:font-size-complex="10pt"/>
    </style:style>
    <style:style style:name="P23" style:family="paragraph" style:parent-style-name="Table_20_Contents">
      <style:paragraph-properties fo:text-align="start" style:justify-single-word="false"/>
      <style:text-properties style:font-name="Courier New" fo:font-size="10pt" style:font-name-asian="Courier New" style:font-size-asian="10pt" style:font-name-complex="Courier New" style:font-size-complex="10pt"/>
    </style:style>
    <style:style style:name="P24" style:family="paragraph" style:parent-style-name="Table_20_Contents">
      <style:paragraph-properties fo:text-align="start" style:justify-single-word="false"/>
      <style:text-properties style:font-name="Courier New" fo:font-size="10pt" officeooo:paragraph-rsid="001765e6" style:font-name-asian="Courier New" style:font-size-asian="10pt" style:font-name-complex="Courier New" style:font-size-complex="10pt"/>
    </style:style>
    <style:style style:name="P25" style:family="paragraph" style:parent-style-name="Table_20_Contents">
      <style:paragraph-properties fo:text-align="start" style:justify-single-word="false"/>
      <style:text-properties style:font-name="Courier New" fo:font-size="10pt" officeooo:paragraph-rsid="00188679" style:font-name-asian="Courier New" style:font-size-asian="10pt" style:font-name-complex="Courier New" style:font-size-complex="10pt"/>
    </style:style>
    <style:style style:name="P26" style:family="paragraph" style:parent-style-name="Table_20_Contents">
      <style:text-properties style:font-name="Courier New" fo:font-size="10pt" style:font-name-asian="Tahoma" style:font-size-asian="10pt" style:font-name-complex="Tahoma" style:font-size-complex="10pt"/>
    </style:style>
    <style:style style:name="P27" style:family="paragraph" style:parent-style-name="Table_20_Contents">
      <style:text-properties style:font-name="Courier New" fo:font-size="10pt" officeooo:paragraph-rsid="001d1e10" style:font-name-asian="Tahoma" style:font-size-asian="10pt" style:font-name-complex="Tahoma" style:font-size-complex="10pt"/>
    </style:style>
    <style:style style:name="P28" style:family="paragraph" style:parent-style-name="Table_20_Contents">
      <style:paragraph-properties fo:text-align="start" style:justify-single-word="false"/>
      <style:text-properties fo:color="#000000" loext:opacity="100%" style:font-name="Courier New" fo:font-size="10pt" officeooo:paragraph-rsid="001765e6" style:font-name-asian="Courier New" style:font-size-asian="10pt" style:font-name-complex="Courier New" style:font-size-complex="10pt"/>
    </style:style>
    <style:style style:name="P29" style:family="paragraph" style:parent-style-name="Table_20_Contents">
      <style:paragraph-properties fo:margin-top="0in" fo:margin-bottom="0in" style:contextual-spacing="false" fo:text-align="start" style:justify-single-word="false"/>
      <style:text-properties style:font-name="Courier New" fo:font-size="10pt" style:font-name-asian="Courier New" style:font-size-asian="10pt" style:font-name-complex="Courier New" style:font-size-complex="10pt"/>
    </style:style>
    <style:style style:name="P30"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1" style:family="paragraph">
      <loext:graphic-properties draw:fill="none" draw:fill-color="#ffffff"/>
      <style:paragraph-properties style:writing-mode="lr-tb"/>
      <style:text-properties style:font-name="Arial1" fo:font-size="10pt" style:font-size-asian="10pt" style:font-size-complex="10pt"/>
    </style:style>
    <style:style style:name="P32"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1d1e10"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Courier New" officeooo:rsid="001d1e10"/>
    </style:style>
    <style:style style:name="T7" style:family="text">
      <style:text-properties style:font-name="Arial"/>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weight="bold" officeooo:rsid="00188679" style:font-size-asian="16pt" style:font-weight-asian="bold" style:font-size-complex="16pt" style:font-weight-complex="bold"/>
    </style:style>
    <style:style style:name="T10" style:family="text">
      <style:text-properties officeooo:rsid="00188679"/>
    </style:style>
    <style:style style:name="T11" style:family="text">
      <style:text-properties officeooo:rsid="001a0319"/>
    </style:style>
    <style:style style:name="T12" style:family="text">
      <style:text-properties officeooo:rsid="001d1e10"/>
    </style:style>
    <style:style style:name="T13" style:family="text">
      <style:text-properties officeooo:rsid="001e5c50"/>
    </style:style>
    <style:style style:name="T14" style:family="text">
      <style:text-properties officeooo:rsid="001f22a7"/>
    </style:style>
    <style:style style:name="T15" style:family="text">
      <style:text-properties style:font-name="Arial1" fo:font-size="10pt" style:font-size-asian="10pt" style:font-size-complex="10pt"/>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8. Pointers and Functions (DIY)" text:name="x"/>
      </text:user-field-decls>
      <text:p text:style-name="P4"><text:user-field-get text:name="x">28. Pointers and Functions (DIY)</text:user-field-get></text:p>
      <text:p text:style-name="P2"/>
      <text:p text:style-name="P3">Objectives</text:p>
      <text:list xml:id="list3428889365" text:style-name="L1">
        <text:list-item>
          <text:p text:style-name="P30">Understand function pointer values</text:p>
        </text:list-item>
        <text:list-item>
          <text:p text:style-name="P30">Understand function pointers</text:p>
        </text:list-item>
        <text:list-item>
          <text:p text:style-name="P30">Understand how function pointers allow us to write compact and flexible code</text:p>
        </text:list-item>
      </text:list>
      <text:p text:style-name="P5"/>
      <text:p text:style-name="P12"/>
      <text:p text:style-name="P11"/>
      <text:p text:style-name="P20">Functions and Pointers</text:p>
      <text:p text:style-name="P16"/>
      <text:p text:style-name="P13">Try this:</text:p>
      <table:table table:name="Table14" table:style-name="Table14">
        <table:table-column table:style-name="Table14.A"/>
        <table:table-row table:style-name="TableLine1639122017712">
          <table:table-cell table:style-name="Table14.A1" office:value-type="string">
            <text:p text:style-name="P23">#include &lt;iostream&gt;</text:p>
            <text:p text:style-name="P23"/>
            <text:p text:style-name="P23">double avg(int x, int y)</text:p>
            <text:p text:style-name="P23">{</text:p>
            <text:p text:style-name="P23"><text:s text:c="4"/>return (x + y) / 2.0;<text:line-break/>}</text:p>
            <text:p text:style-name="P23"/>
            <text:p text:style-name="P23">int main()</text:p>
            <text:p text:style-name="P23">{</text:p>
            <text:p text:style-name="P23"><text:s text:c="4"/>std::cout &lt;&lt; avg(1, 2) &lt;&lt; std::endl;</text:p>
            <text:p text:style-name="P23"/>
            <text:p text:style-name="P23"><text:s text:c="4"/>return 0;<text:line-break/>}</text:p>
          </table:table-cell>
        </table:table-row>
      </table:table>
      <text:p text:style-name="P13"/>
      <text:p text:style-name="P13">No surprises. Of course </text:p>
      <text:p text:style-name="P13"/>
      <text:p text:style-name="P18"><text:tab/><text:span text:style-name="T12">avg</text:span>(1, 2)</text:p>
      <text:p text:style-name="P18"/>
      <text:p text:style-name="P19">is a function call. No big deal. BUT … now try this:</text:p>
      <table:table table:name="Table15" table:style-name="Table15">
        <table:table-column table:style-name="Table15.A"/>
        <table:table-row table:style-name="TableLine1639122022064">
          <table:table-cell table:style-name="Table15.A1" office:value-type="string">
            <text:p text:style-name="P23">#include &lt;iostream&gt;</text:p>
            <text:p text:style-name="P23"/>
            <text:p text:style-name="P23">double avg(int x, int y)</text:p>
            <text:p text:style-name="P23">{</text:p>
            <text:p text:style-name="P23"><text:s text:c="4"/>return (x + y) / 2.0;<text:line-break/>}</text:p>
            <text:p text:style-name="P23"/>
            <text:p text:style-name="P23">int main()</text:p>
            <text:p text:style-name="P23">{</text:p>
            <text:p text:style-name="P23"><text:s text:c="4"/>std::cout &lt;&lt; avg(1, 2) &lt;&lt; std::endl;</text:p>
            <text:p text:style-name="P23"><text:s text:c="4"/>std::cout &lt;&lt; (unsigned int) avg &lt;&lt; std::endl;</text:p>
            <text:p text:style-name="P23"/>
            <text:p text:style-name="P23"><text:s text:c="4"/>return 0;<text:line-break/>}</text:p>
          </table:table-cell>
        </table:table-row>
      </table:table>
      <text:p text:style-name="P13"/>
      <text:p text:style-name="P13">What do you get? What do you think <text:span text:style-name="T6">avg</text:span> means? </text:p>
      <text:p text:style-name="P13"/>
      <text:p text:style-name="P18"><text:span text:style-name="T6">avg</text:span><text:span text:style-name="T7"> is actually the address of the function </text:span><text:span text:style-name="T12">avg</text:span>.<text:span text:style-name="T7"> You can think of it this way: Not only data (i.e. variable values) lives in your computer's memory, even code lives in your RAM. <text:s/></text:span><text:span text:style-name="T12">avg</text:span> <text:span text:style-name="T7">is the address of the first line of code of </text:span><text:span text:style-name="T12">avg</text:span><text:span text:style-name="T7">.</text:span></text:p>
      <text:p text:style-name="P19"/>
      <text:p text:style-name="P19">You can save the function address in a variable. Such a variable is called <text:span text:style-name="T8">function pointer</text:span>. Here's an example:</text:p>
      <table:table table:name="Table16" table:style-name="Table16">
        <table:table-column table:style-name="Table16.A"/>
        <table:table-row table:style-name="TableLine1639122021248">
          <table:table-cell table:style-name="Table16.A1" office:value-type="string">
            <text:p text:style-name="P23">#include &lt;iostream&gt;</text:p>
            <text:p text:style-name="P23"/>
            <text:p text:style-name="P23">double avg(int x, int y)</text:p>
            <text:p text:style-name="P23">{</text:p>
            <text:p text:style-name="P23"><text:s text:c="4"/>return (x + y) / 2.0;<text:line-break/><text:soft-page-break/>}</text:p>
            <text:p text:style-name="P23"/>
            <text:p text:style-name="P23">int main()</text:p>
            <text:p text:style-name="P23">{</text:p>
            <text:p text:style-name="P23"><text:s text:c="4"/>std::cout &lt;&lt; avg(1, 2) &lt;&lt; std::endl;</text:p>
            <text:p text:style-name="P23"><text:s text:c="4"/>std::cout &lt;&lt; (unsigned int) avg &lt;&lt; std::endl;</text:p>
            <text:p text:style-name="P23"/>
            <text:p text:style-name="P23"><text:s text:c="4"/>double (*g)(int, int);</text:p>
            <text:p text:style-name="P23"><text:s text:c="4"/>g = &amp;avg;</text:p>
            <text:p text:style-name="P23"><text:s text:c="4"/>std::cout &lt;&lt; (unsigned int) g &lt;&lt; std::endl;</text:p>
            <text:p text:style-name="P23"/>
            <text:p text:style-name="P23"><text:s text:c="4"/>return 0;<text:line-break/>}</text:p>
          </table:table-cell>
        </table:table-row>
      </table:table>
      <text:p text:style-name="P13"/>
      <text:p text:style-name="P13">Note the declaration of <text:span text:style-name="T4">g</text:span>.</text:p>
      <text:p text:style-name="P13"/>
      <text:p text:style-name="P13"/>
      <text:p text:style-name="P13"><text:span text:style-name="T3">Exercise.</text:span> Instead of this:</text:p>
      <table:table table:name="Table17" table:style-name="Table17">
        <table:table-column table:style-name="Table17.A"/>
        <table:table-row table:style-name="TableLine1639122024512">
          <table:table-cell table:style-name="Table17.A1" office:value-type="string">
            <text:p text:style-name="P23">... </text:p>
            <text:p text:style-name="P23"><text:s text:c="4"/>double (*g)(int, int);</text:p>
            <text:p text:style-name="P23">...</text:p>
          </table:table-cell>
        </table:table-row>
      </table:table>
      <text:p text:style-name="P13">can you do this:</text:p>
      <table:table table:name="Table18" table:style-name="Table18">
        <table:table-column table:style-name="Table18.A"/>
        <table:table-row table:style-name="TableLine1639122022336">
          <table:table-cell table:style-name="Table18.A1" office:value-type="string">
            <text:p text:style-name="P23">... </text:p>
            <text:p text:style-name="P23"><text:s text:c="4"/>double *g(int, int);</text:p>
            <text:p text:style-name="P23">...</text:p>
          </table:table-cell>
        </table:table-row>
      </table:table>
      <text:p text:style-name="P13">Why?</text:p>
      <text:p text:style-name="P13"/>
      <text:p text:style-name="P13"/>
      <text:p text:style-name="P17"><text:span text:style-name="T3">Exercise.</text:span> It turns out that instead of</text:p>
      <table:table table:name="Table1" table:style-name="Table1">
        <table:table-column table:style-name="Table1.A"/>
        <table:table-row table:style-name="TableLine1639122019344">
          <table:table-cell table:style-name="Table1.A1" office:value-type="string">
            <text:p text:style-name="P23">...</text:p>
            <text:p text:style-name="P23"><text:s text:c="4"/>g = &amp;avg;</text:p>
            <text:p text:style-name="P23">...</text:p>
          </table:table-cell>
        </table:table-row>
      </table:table>
      <text:p text:style-name="P13">you can also write</text:p>
      <table:table table:name="Table2" table:style-name="Table2">
        <table:table-column table:style-name="Table2.A"/>
        <table:table-row table:style-name="TableLine1639122022608">
          <table:table-cell table:style-name="Table2.A1" office:value-type="string">
            <text:p text:style-name="P23">...</text:p>
            <text:p text:style-name="P23"><text:s text:c="4"/>g = avg;</text:p>
            <text:p text:style-name="P23">...</text:p>
          </table:table-cell>
        </table:table-row>
      </table:table>
      <text:p text:style-name="P13">In other words, for the case of functions, the address operator &amp; is optional.</text:p>
      <text:p text:style-name="P13"/>
      <text:p text:style-name="P20">What can you do with a function pointer?</text:p>
      <text:p text:style-name="P13"/>
      <text:p text:style-name="P13">So what can you do with a function pointer? Well … you can use it just like a function:</text:p>
      <table:table table:name="Table19" table:style-name="Table19">
        <table:table-column table:style-name="Table19.A"/>
        <table:table-row table:style-name="TableLine1639122023424">
          <table:table-cell table:style-name="Table19.A1" office:value-type="string">
            <text:p text:style-name="P23">#include &lt;iostream&gt;</text:p>
            <text:p text:style-name="P23"/>
            <text:p text:style-name="P23">double avg(int x, int y)</text:p>
            <text:p text:style-name="P23">{</text:p>
            <text:p text:style-name="P23"><text:s text:c="4"/>return (x + y) / 2.0;<text:line-break/>}</text:p>
            <text:p text:style-name="P23"/>
            <text:p text:style-name="P23">int main()</text:p>
            <text:p text:style-name="P23">{</text:p>
            <text:p text:style-name="P23"><text:s text:c="4"/>std::cout &lt;&lt; avg(1, 2) &lt;&lt; std::endl;</text:p>
            <text:p text:style-name="P23"><text:s text:c="4"/>std::cout &lt;&lt; (unsigned int) avg &lt;&lt; std::endl;</text:p>
            <text:p text:style-name="P23"/>
            <text:p text:style-name="P23"><text:s text:c="4"/>double (*g)(int, int);</text:p>
            <text:p text:style-name="P23"><text:s text:c="4"/>g = &amp;avg;</text:p>
            <text:p text:style-name="P23"><text:s text:c="4"/>std::cout &lt;&lt; <text:span text:style-name="T8">g(1, 2)</text:span> &lt;&lt; std::endl;</text:p>
            <text:p text:style-name="P23"><text:s text:c="4"/>std::cout &lt;&lt; (unsigned int) g &lt;&lt; std::endl;</text:p>
            <text:p text:style-name="P23"/>
            <text:p text:style-name="P23"><text:s text:c="4"/>return 0;<text:line-break/>}</text:p>
          </table:table-cell>
        </table:table-row>
      </table:table>
      <text:p text:style-name="P13"/>
      <text:p text:style-name="P13"/>
      <text:p text:style-name="P13"><text:span text:style-name="T3">Exercise.</text:span> Write a function <text:span text:style-name="T4">square()</text:span> that accepts a value (a <text:span text:style-name="T4">double</text:span>) and returns the square of the value. Create a function pointer <text:span text:style-name="T4">p</text:span> and store the address of <text:span text:style-name="T4">square</text:span> in <text:span text:style-name="T4">p</text:span>. Using <text:span text:style-name="T4">p</text:span>, print the square of <text:span text:style-name="T4">2</text:span>.</text:p>
      <text:p text:style-name="P17"/>
      <text:p text:style-name="P13"/>
      <text:p text:style-name="P13"/>
      <text:p text:style-name="P20">Why?</text:p>
      <text:p text:style-name="P13"/>
      <text:p text:style-name="P13"><text:span text:style-name="T7">OK. The above looks bizarre. But what good is it? Why not just use </text:span><text:span text:style-name="T4">avg</text:span><text:span text:style-name="T7">?</text:span></text:p>
      <text:p text:style-name="P13"/>
      <text:p text:style-name="P13">Because now even functions can be viewed as values. The following will make things clear.</text:p>
      <text:p text:style-name="P13"/>
      <text:p text:style-name="P13">For instance suppose you have two functions <text:span text:style-name="T4">f1</text:span>, <text:span text:style-name="T4">f2</text:span>, both accepting two integers and returning a <text:span text:style-name="T4">double</text:span> and you have a program that looks like where <text:span text:style-name="T4">f1</text:span>, <text:span text:style-name="T4">f2</text:span> are used a lot but in two different scenarios:</text:p>
      <table:table table:name="Table46" table:style-name="Table46">
        <table:table-column table:style-name="Table46.A"/>
        <table:table-row table:style-name="TableLine1639122018256">
          <table:table-cell table:style-name="Table46.A1" office:value-type="string">
            <text:p text:style-name="P23">if (x &lt; 0)</text:p>
            <text:p text:style-name="P23">{</text:p>
            <text:p text:style-name="P23"><text:s text:c="4"/>double a = f1(x + a, b);</text:p>
            <text:p text:style-name="P23"><text:s text:c="4"/>double b = f1(a, b + c / 2);</text:p>
            <text:p text:style-name="P23"><text:s text:c="4"/>double c = a + b + f1(5.0, a + b);</text:p>
            <text:p text:style-name="P23"><text:s text:c="4"/>z = a + b + c + f1(1, 1);</text:p>
            <text:p text:style-name="P23">}</text:p>
            <text:p text:style-name="P23">else</text:p>
            <text:p text:style-name="P23">{</text:p>
            <text:p text:style-name="P23"><text:s text:c="4"/>double a = f2(x + a, b);</text:p>
            <text:p text:style-name="P23"><text:s text:c="4"/>double b = f2(a, b + c / 2);</text:p>
            <text:p text:style-name="P23"><text:s text:c="4"/>double c = a + b + f2(5.0, a + b);</text:p>
            <text:p text:style-name="P23"><text:s text:c="4"/>z = a + b + c + f2(1, 1);</text:p>
            <text:p text:style-name="P23">}</text:p>
            <text:p text:style-name="P23">std::cout &lt;&lt; z &lt;&lt; '\n';</text:p>
          </table:table-cell>
        </table:table-row>
      </table:table>
      <text:p text:style-name="P13"/>
      <text:p text:style-name="P13">Note that the computation in both case are essentially the same other than a difference in which of <text:span text:style-name="T4">f1</text:span>, <text:span text:style-name="T4">f2</text:span> should be used. Now if your programming language has the concept of function pointers like C++, you can do this:</text:p>
      <table:table table:name="Table47" table:style-name="Table47">
        <table:table-column table:style-name="Table47.A"/>
        <table:table-row table:style-name="TableLine1639122024240">
          <table:table-cell table:style-name="Table47.A1" office:value-type="string">
            <text:p text:style-name="P23">double (*g)(int, int) = (x &lt; 0 ? &amp;f1 : &amp;f2); </text:p>
            <text:p text:style-name="P23">double a = g(x + a, b);</text:p>
            <text:p text:style-name="P23">double b = g(a, b + c / 2);</text:p>
            <text:p text:style-name="P23">double c = a + b + g(5.0, a + b);</text:p>
            <text:p text:style-name="P23">z = a + b + c + g(1, 1);</text:p>
            <text:p text:style-name="P23"/>
            <text:p text:style-name="P23">std::cout &lt;&lt; z &lt;&lt; '\n';</text:p>
          </table:table-cell>
        </table:table-row>
      </table:table>
      <text:p text:style-name="P13"/>
      <text:p text:style-name="P13">Note in particular, you can create a function that accepts functions as parameters! If you think of functions as computing with inputs values such as integer and doubles, then you can also think of functions as performing computations on functions … functions operating on functions!!! </text:p>
      <text:p text:style-name="P13"/>
      <text:p text:style-name="P13">Are there such things in real life? Of course. Suppose you want to find the maximum value of a function like the function x*x + x - 5 in the interval [a, b]. You might do this:</text:p>
      <table:table table:name="Table48" table:style-name="Table48">
        <table:table-column table:style-name="Table48.A"/>
        <table:table-row table:style-name="TableLine1639121896128">
          <table:table-cell table:style-name="Table48.A1" office:value-type="string">
            <text:p text:style-name="P23">double max(double a, double b)</text:p>
            <text:p text:style-name="P23">{</text:p>
            <text:p text:style-name="P23"><text:s text:c="4"/>double m = a * a + a – 5;</text:p>
            <text:p text:style-name="P23"><text:s text:c="4"/>for (double x = a + 0.001; x &lt;<text:span text:style-name="T13">=</text:span> b; x += 0.001)</text:p>
            <text:p text:style-name="P23"><text:s text:c="4"/>{<text:line-break/><text:soft-page-break/> <text:s text:c="7"/>double y = x * x + x – 5;</text:p>
            <text:p text:style-name="P23"><text:s text:c="8"/>if (y <text:s/>&gt; m)</text:p>
            <text:p text:style-name="P23"><text:s text:c="8"/>{</text:p>
            <text:p text:style-name="P23"><text:s text:c="12"/>m = y;</text:p>
            <text:p text:style-name="P23"><text:s text:c="8"/>}</text:p>
            <text:p text:style-name="P23"><text:s text:c="4"/>}</text:p>
            <text:p text:style-name="P23"><text:s text:c="4"/>return m;</text:p>
            <text:p text:style-name="P23">}</text:p>
          </table:table-cell>
        </table:table-row>
      </table:table>
      <text:p text:style-name="P22">Unfortunately, the function x * x + x – 5 is “hard-coded” into the above <text:span text:style-name="T4">max()</text:span> function. It cannot be used to compute for instance the maximum value of 3 * x * x * x – 5 * x * x + 12. You would have to write another function, say <text:span text:style-name="T4">max2()</text:span>, that does more or less the same thing.</text:p>
      <text:p text:style-name="P7">But … ahhh … since C/C++ allows function pointers, you can do this:</text:p>
      <table:table table:name="Table49" table:style-name="Table49">
        <table:table-column table:style-name="Table49.A"/>
        <table:table-row table:style-name="TableLine1639121902112">
          <table:table-cell table:style-name="Table49.A1" office:value-type="string">
            <text:p text:style-name="P29">double max(double a, double b, double (*f) (double))</text:p>
            <text:p text:style-name="P29">{</text:p>
            <text:p text:style-name="P29"><text:s text:c="4"/>double m = f(a);</text:p>
            <text:p text:style-name="P29"><text:s text:c="4"/>for (double x = a + 0.001; x &lt; b; x += 0.001)</text:p>
            <text:p text:style-name="P29"><text:s text:c="4"/>{</text:p>
            <text:p text:style-name="P29"><text:s text:c="8"/>double y = f(x);</text:p>
            <text:p text:style-name="P29"><text:s text:c="8"/>if (y &gt; m)</text:p>
            <text:p text:style-name="P29"><text:s text:c="8"/>{</text:p>
            <text:p text:style-name="P29"><text:s text:c="12"/>m = y;</text:p>
            <text:p text:style-name="P29"><text:s text:c="8"/>}</text:p>
            <text:p text:style-name="P29"><text:s text:c="4"/>}</text:p>
            <text:p text:style-name="P29"><text:s text:c="4"/>double y = f(b);</text:p>
            <text:p text:style-name="P29"><text:s text:c="4"/>if (y &gt; m)</text:p>
            <text:p text:style-name="P29"><text:s text:c="4"/>{</text:p>
            <text:p text:style-name="P29"><text:s text:c="8"/>m = y;</text:p>
            <text:p text:style-name="P29"><text:s text:c="4"/>}</text:p>
            <text:p text:style-name="P29"><text:s text:c="4"/>return m;</text:p>
            <text:p text:style-name="P29">}</text:p>
          </table:table-cell>
        </table:table-row>
      </table:table>
      <text:p text:style-name="P7">Now if you want to compute the maximum of 3 * x * x * x – 5 * x * x + 12 for 1&lt;= x &lt;= 100, all you need to do is to do this:</text:p>
      <table:table table:name="Table52" table:style-name="Table52">
        <table:table-column table:style-name="Table52.A"/>
        <table:table-row table:style-name="TableLine1639121900480">
          <table:table-cell table:style-name="Table52.A1" office:value-type="string">
            <text:p text:style-name="P29">double f(double x)</text:p>
            <text:p text:style-name="P29">{</text:p>
            <text:p text:style-name="P29"><text:s text:c="4"/>return 3 * x * x * x – 5 * x * x + 12;<text:line-break/>}</text:p>
          </table:table-cell>
        </table:table-row>
      </table:table>
      <text:p text:style-name="P7">and then call the above <text:span text:style-name="T4">max</text:span> function with this <text:span text:style-name="T4">f</text:span>:</text:p>
      <table:table table:name="Table53" table:style-name="Table53">
        <table:table-column table:style-name="Table53.A"/>
        <table:table-row table:style-name="TableLine1639121901024">
          <table:table-cell table:style-name="Table53.A1" office:value-type="string">
            <text:p text:style-name="P29">std::cout &lt;&lt; max(1, 100, &amp;f) &lt;&lt; std::endl;</text:p>
          </table:table-cell>
        </table:table-row>
      </table:table>
      <text:p text:style-name="P7"/>
      <text:p text:style-name="P7"/>
      <text:p text:style-name="P8">Exercise.<text:span text:style-name="T1"> The above </text:span><text:span text:style-name="T5">max</text:span><text:span text:style-name="T1"> function tests x points spaced out in such a way that consecutive x values differ by 0.001. Write a max function that lets you specify this gap, called </text:span><text:span text:style-name="T5">dx</text:span><text:span text:style-name="T1">, where the default value is </text:span><text:span text:style-name="T5">0.001</text:span><text:span text:style-name="T1">.</text:span></text:p>
      <text:p text:style-name="P9"/>
      <text:p text:style-name="P9"/>
      <text:p text:style-name="P8">Exercise.<text:span text:style-name="T1"> Write a </text:span><text:span text:style-name="T5">min</text:span><text:span text:style-name="T1"> function that does the obvious thing similar to the above.</text:span></text:p>
      <text:p text:style-name="P9"/>
      <text:p text:style-name="P9"/>
      <text:p text:style-name="P8">Exercise.<text:span text:style-name="T1"> Write an area function that computes the area of a function </text:span><text:span text:style-name="T5">f</text:span><text:span text:style-name="T1">. </text:span><text:soft-page-break/><text:span text:style-name="T1">For instance </text:span><text:span text:style-name="T5">area(1, 5, &amp;f, 0.0001)</text:span><text:span text:style-name="T1"> computes the area under the curve y = f(x) from x = 1 to x = 5 using the sum of tiny recta</text:span><text:span text:style-name="T2">n</text:span><text:span text:style-name="T1">gular strips of width 0.0001. Let the default width be 0.001.</text:span></text:p>
      <text:p text:style-name="P9"/>
      <text:p text:style-name="P9"/>
      <text:p text:style-name="P8">Exercise.<text:span text:style-name="T1"> Look at your bubblesort function again:</text:span></text:p>
      <table:table table:name="Table54" table:style-name="Table54">
        <table:table-column table:style-name="Table54.A"/>
        <table:table-row table:style-name="TableLine1639121902384">
          <table:table-cell table:style-name="Table54.A1" office:value-type="string">
            <text:p text:style-name="P26">void bubblesort(int x[], int size);</text:p>
          </table:table-cell>
        </table:table-row>
      </table:table>
      <text:p text:style-name="P9">The problem is that it sorts either in ascending or descending order. Note that The difference is only in comparison of values in array x. You need to know if x[i] &gt; x[i+1] is true. We can have two boolean comparison functions:</text:p>
      <table:table table:name="Table55" table:style-name="Table55">
        <table:table-column table:style-name="Table55.A"/>
        <table:table-row table:style-name="TableLine1639121909456">
          <table:table-cell table:style-name="Table55.A1" office:value-type="string">
            <text:p text:style-name="P26">bool lessthan(int x, int y);</text:p>
            <text:p text:style-name="P26">bool greaterthan(int x, int y);</text:p>
          </table:table-cell>
        </table:table-row>
      </table:table>
      <text:p text:style-name="P9"><text:span text:style-name="T12">and write a </text:span><text:span text:style-name="T6">bubblesort</text:span><text:span text:style-name="T12"> function so that you can call</text:span></text:p>
      <table:table table:name="Table4" table:style-name="Table4">
        <table:table-column table:style-name="Table4.A"/>
        <table:table-row table:style-name="TableLine1639121937472">
          <table:table-cell table:style-name="Table4.A1" office:value-type="string">
            <text:p text:style-name="P27">bubblesort(x, size, &amp;lessthan);</text:p>
          </table:table-cell>
        </table:table-row>
      </table:table>
      <text:p text:style-name="P10">to sort <text:span text:style-name="T4">x</text:span> in ascending order and call</text:p>
      <table:table table:name="Table56" table:style-name="Table56">
        <table:table-column table:style-name="Table56.A"/>
        <table:table-row table:style-name="TableLine1639185058192">
          <table:table-cell table:style-name="Table56.A1" office:value-type="string">
            <text:p text:style-name="P26">bubblesort(x, size, &amp;greaterthan);</text:p>
          </table:table-cell>
        </table:table-row>
      </table:table>
      <text:p text:style-name="P10">to sort <text:span text:style-name="T4">x</text:span> in descending order.</text:p>
      <text:p text:style-name="P9"/>
      <text:p text:style-name="P21"><draw:frame text:anchor-type="paragraph" draw:z-index="8" draw:name="Shape2" draw:style-name="gr1" draw:text-style-name="P31" svg:width="1.8335in" svg:height="1.1189in" svg:x="5.0819in" svg:y="0.2102in"><draw:text-box><text:p><text:span text:style-name="T15">2022/10/06: While working on the “robot assignment” of CISS245, Eric Garcia asked about using an array of function pointers to simplify the code. This section was then added.</text:span></text:p></draw:text-box></draw:frame>Array of function pointers</text:p>
      <text:p text:style-name="P14"/>
      <text:p text:style-name="P15">In the above I let g be one of two functions:</text:p>
      <table:table table:name="Table3" table:style-name="Table3">
        <table:table-column table:style-name="Table3.A"/>
        <table:table-row table:style-name="TableLine1639185107152">
          <table:table-cell table:style-name="Table3.A1" office:value-type="string">
            <text:p text:style-name="P28">double (*g)(int, int) = (x &lt; 0 ? &amp;f1 : &amp;f2); </text:p>
            <text:p text:style-name="P28">...</text:p>
          </table:table-cell>
        </table:table-row>
      </table:table>
      <text:p text:style-name="P14"/>
      <text:p text:style-name="P15">What if you have a collection of <text:span text:style-name="T11">3 function</text:span><text:span text:style-name="T14">s</text:span><text:span text:style-name="T11">? Or </text:span>5 functions? <text:span text:style-name="T11">Or 100 functions? </text:span>You can put them into an array of function pointers, and then select which one you want by specifying an index value. Run this:</text:p>
      <table:table table:name="Table5" table:style-name="Table5">
        <table:table-column table:style-name="Table5.A"/>
        <table:table-row table:style-name="TableLine1639185118576">
          <table:table-cell table:style-name="Table5.A1" office:value-type="string">
            <text:p text:style-name="P24">#include &lt;iostream&gt;</text:p>
            <text:p text:style-name="P24"/>
            <text:p text:style-name="P24">int f(int x, int y)</text:p>
            <text:p text:style-name="P24">{</text:p>
            <text:p text:style-name="P24"><text:s text:c="4"/>return x;</text:p>
            <text:p text:style-name="P24">}</text:p>
            <text:p text:style-name="P24"/>
            <text:p text:style-name="P24">int g(int x, int y)</text:p>
            <text:p text:style-name="P24">{</text:p>
            <text:p text:style-name="P24"><text:s text:c="4"/>return y;</text:p>
            <text:p text:style-name="P24">}</text:p>
            <text:p text:style-name="P24"/>
            <text:p text:style-name="P25">int <text:span text:style-name="T10">h</text:span>(int x, int y)</text:p>
            <text:p text:style-name="P25">{</text:p>
            <text:p text:style-name="P25"><text:s text:c="4"/>return <text:span text:style-name="T10">x + y</text:span>;</text:p>
            <text:p text:style-name="P25">}</text:p>
            <text:p text:style-name="P25"/>
            <text:p text:style-name="P24">int main()</text:p>
            <text:p text:style-name="P24">{</text:p>
            <text:p text:style-name="P24"><text:s text:c="4"/><text:span text:style-name="T8">int (*F[</text:span><text:span text:style-name="T9">3</text:span><text:span text:style-name="T8">])(int, int)</text:span> = {f, g, <text:span text:style-name="T10">h</text:span>};</text:p>
            <text:p text:style-name="P24"><text:s text:c="4"/><text:span text:style-name="T10">for (int i = 0; i &lt; 3; ++i)</text:span></text:p>
            <text:p text:style-name="P24"><text:s text:c="4"/><text:span text:style-name="T10">{</text:span></text:p>
            <text:p text:style-name="P24"><text:s text:c="8"/>std::cout &lt;&lt; F[<text:span text:style-name="T10">i</text:span>](0, 1) &lt;&lt; '\n';</text:p>
            <text:p text:style-name="P24"><text:s text:c="4"/><text:span text:style-name="T10">}</text:span></text:p>
            <text:p text:style-name="P24"/>
            <text:p text:style-name="P24"><text:s text:c="4"/>return 0;</text:p>
            <text:p text:style-name="P24">}</text:p>
          </table:table-cell>
        </table:table-row>
      </table:table>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Tahoma2" svg:font-family="Tahoma"/>
    <style:font-face style:name="Arial1" svg:font-family="Arial"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18pt" fo:font-style="normal" fo:text-shadow="none" style:text-underline-style="none" fo:font-weight="normal" style:letter-kerning="true" style:font-name-asian="Tahoma1" style:font-family-asian="Tahoma" style:font-family-generic-asian="swiss" style:font-pitch-asian="variable" style:font-size-asian="18pt" style:font-style-asian="normal" style:font-weight-asian="normal" style:font-name-complex="Tahoma1" style:font-family-complex="Tahoma"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3456789101112131415161718192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3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303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30313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3031323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30313233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loext:graphic-properties draw:fill="none" draw:fill-color="#ffffff"/>
    </style:style>
    <style:style style:name="MP3"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fo:font-weight="normal" style:font-weight-asian="normal" style:font-weight-complex="normal"/>
    </style:style>
    <style:style style:name="Mgr1" style:family="graphic">
      <style:graphic-properties draw:stroke="none" svg:stroke-color="#000000" draw:fill="none" draw:fill-color="#ffffff" fo:min-height="0.5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28. Pointers and Functions (DIY)" text:name="x"/>
        </text:user-field-decls>
        <text:p text:style-name="MP1"><draw:frame text:anchor-type="paragraph" draw:z-index="7" draw:name="Shape1" draw:style-name="Mgr1" draw:text-style-name="MP2" svg:width="1.3024in" svg:height="0.5524in" svg:x="4.9465in" svg:y="0.2909in"><draw:text-box><text:p/></draw:text-box></draw:frame>C++ (Y. Liow)<text:tab/><text:tab/><text:span text:style-name="MT1"><text:user-field-get text:name="x">28. Pointers and Functions (DIY)</text:user-field-get></text:span></text:p>
      </style:header>
      <style:footer>
        <text:p text:style-name="MP3"><text:page-number text:select-page="current">8</text:page-number><text:s/>of <text:page-count>8</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2-09T15:51:45.678000000</dc:date>
    <meta:printed-by>Yihsiang Liow</meta:printed-by>
    <meta:print-date>2006-01-08T16:54:25</meta:print-date>
    <meta:editing-cycles>1208</meta:editing-cycles>
    <meta:editing-duration>P9DT11H30M39S</meta:editing-duration>
    <meta:document-statistic meta:table-count="20" meta:image-count="0" meta:object-count="0" meta:page-count="8" meta:paragraph-count="185" meta:word-count="1332" meta:character-count="6627" meta:non-whitespace-character-count="5134"/>
    <meta:user-defined meta:name="Info 1"/>
    <meta:user-defined meta:name="Info 2"/>
    <meta:user-defined meta:name="Info 3"/>
    <meta:user-defined meta:name="Info 4"/>
  </office:meta>
</office:document-meta>
</file>